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5887"/>
    </style:style>
    <style:style style:name="P2" style:family="paragraph" style:parent-style-name="Standard">
      <style:text-properties officeooo:rsid="001a5887" officeooo:paragraph-rsid="001a5887"/>
    </style:style>
    <style:style style:name="T1" style:family="text">
      <style:text-properties officeooo:rsid="001a5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2 (chapter 1 and 2) </text:p>
      <text:p text:style-name="P1">1) What programming language is most of UNIX Operating System written in?<text:line-break/><text:span text:style-name="T1">C++</text:span></text:p>
      <text:p text:style-name="P1"/>
      <text:p text:style-name="P1">2) What is exception handling?</text:p>
      <text:p text:style-name="P2">It tells the program to do a thing when an event happens.</text:p>
      <text:p text:style-name="P1"/>
      <text:p text:style-name="P1">3) Explain the different aspects of the cost of a programming language.</text:p>
      <text:p text:style-name="P2">The time it takes to create, the time it takes to keep maintained, the time it takes to train users to utilize it. </text:p>
      <text:p text:style-name="P1"/>
      <text:p text:style-name="P1">4) What was the first high-level programming language you learned? Was it implemented with a pure interpreter, compiler or a hybrid implementation? Explain your answer</text:p>
      <text:p text:style-name="P2">Python. <text:s/>Compiled. </text:p>
      <text:p text:style-name="P1"/>
      <text:p text:style-name="P1">5) Using the programming language from your answer to question 4 above. Write an evaluation of the language using the criteria described in chapter 1 of out textbook.</text:p>
      <text:p text:style-name="P1"/>
      <text:p text:style-name="P1">6) What are the arguments for and against the idea of a typeless language?</text:p>
      <text:p text:style-name="P1"/>
      <text:p text:style-name="P1">7) Explain 2 reasons why pure interpretation is an acceptable implantation method for several recent scripting languages.</text:p>
      <text:p text:style-name="P1"/>
      <text:p text:style-name="P1">8) Programming languages continue to evolve. What sort of restrictions do you think are appropriate for changes in programming languages? Compare your answer to the evolution of FORTRA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5:21:15.458000000</meta:creation-date>
    <dc:date>2020-02-02T15:26:37.618000000</dc:date>
    <meta:editing-duration>PT5M23S</meta:editing-duration>
    <meta:editing-cycles>1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2" meta:word-count="185" meta:character-count="1115" meta:non-whitespace-character-count="938"/>
  </office:meta>
</office:document-meta>
</file>